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2" style:family="paragraph" style:parent-style-name="Standard">
      <style:text-properties fo:font-size="14pt" fo:font-weight="bold" officeooo:rsid="00330a50" officeooo:paragraph-rsid="00330a5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4139c1" officeooo:paragraph-rsid="004139c1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146ae3e" officeooo:paragraph-rsid="005b1e10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1223f5e" officeooo:paragraph-rsid="005cf1de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259f4d"/>
    </style:style>
    <style:style style:name="P7" style:family="paragraph" style:parent-style-name="Standard">
      <style:text-properties officeooo:rsid="002ff161" officeooo:paragraph-rsid="002ff161"/>
    </style:style>
    <style:style style:name="P8" style:family="paragraph" style:parent-style-name="Standard">
      <style:text-properties officeooo:rsid="00330a50" officeooo:paragraph-rsid="00330a50"/>
    </style:style>
    <style:style style:name="P9" style:family="paragraph" style:parent-style-name="Standard">
      <style:text-properties fo:font-size="12pt" fo:font-weight="normal" officeooo:rsid="00429685" officeooo:paragraph-rsid="0042968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62379f" officeooo:paragraph-rsid="0043803e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size="12pt" officeooo:rsid="002ff161" officeooo:paragraph-rsid="002ff161" style:font-size-asian="12pt" style:font-size-complex="12pt"/>
    </style:style>
    <style:style style:name="P12" style:family="paragraph" style:parent-style-name="Standard">
      <style:text-properties officeooo:rsid="004f6323" officeooo:paragraph-rsid="004f6323"/>
    </style:style>
    <style:style style:name="P13" style:family="paragraph" style:parent-style-name="Standard">
      <style:text-properties officeooo:rsid="004139c1" officeooo:paragraph-rsid="005b1e10"/>
    </style:style>
    <style:style style:name="P14" style:family="paragraph" style:parent-style-name="Standard">
      <style:text-properties officeooo:rsid="00524f3f" officeooo:paragraph-rsid="00524f3f"/>
    </style:style>
    <style:style style:name="P15" style:family="paragraph" style:parent-style-name="Table_20_Contents">
      <style:text-properties officeooo:rsid="00524f3f" officeooo:paragraph-rsid="00524f3f"/>
    </style:style>
    <style:style style:name="P16" style:family="paragraph" style:parent-style-name="Table_20_Contents">
      <style:text-properties officeooo:rsid="005068e8" officeooo:paragraph-rsid="005068e8"/>
    </style:style>
    <style:style style:name="P17" style:family="paragraph" style:parent-style-name="Standard">
      <style:text-properties officeooo:rsid="014981bc" officeooo:paragraph-rsid="005cf1de"/>
    </style:style>
    <style:style style:name="P18" style:family="paragraph" style:parent-style-name="Standard">
      <style:text-properties officeooo:rsid="004d8be1" officeooo:paragraph-rsid="004d8be1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109facf" officeooo:paragraph-rsid="0109facf" style:font-size-asian="12.25pt" style:font-size-complex="14pt"/>
    </style:style>
    <style:style style:name="P20" style:family="paragraph" style:parent-style-name="Table_20_Contents">
      <style:text-properties officeooo:rsid="00576732" officeooo:paragraph-rsid="00576732"/>
    </style:style>
    <style:style style:name="P21" style:family="paragraph" style:parent-style-name="Standard" style:list-style-name="L1">
      <style:text-properties officeooo:rsid="0146ae3e" officeooo:paragraph-rsid="005cf1de"/>
    </style:style>
    <style:style style:name="P22" style:family="paragraph" style:parent-style-name="Standard" style:list-style-name="L2">
      <style:text-properties officeooo:rsid="01482a8a" officeooo:paragraph-rsid="005b1e10"/>
    </style:style>
    <style:style style:name="P23" style:family="paragraph" style:parent-style-name="Standard" style:list-style-name="L1">
      <style:text-properties officeooo:rsid="01482a8a" officeooo:paragraph-rsid="005f998d"/>
    </style:style>
    <style:style style:name="P24" style:family="paragraph" style:parent-style-name="Standard" style:list-style-name="L2">
      <style:text-properties officeooo:rsid="005b1e10" officeooo:paragraph-rsid="005b1e10"/>
    </style:style>
    <style:style style:name="P25" style:family="paragraph" style:parent-style-name="Standard">
      <style:text-properties officeooo:rsid="00429685" officeooo:paragraph-rsid="00429685"/>
    </style:style>
    <style:style style:name="T1" style:family="text">
      <style:text-properties officeooo:rsid="0043803e"/>
    </style:style>
    <style:style style:name="T2" style:family="text">
      <style:text-properties officeooo:rsid="004da4d4"/>
    </style:style>
    <style:style style:name="T3" style:family="text">
      <style:text-properties officeooo:rsid="004e8267"/>
    </style:style>
    <style:style style:name="T4" style:family="text">
      <style:text-properties officeooo:rsid="00524f3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524f3f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122286f"/>
    </style:style>
    <style:style style:name="T9" style:family="text">
      <style:text-properties officeooo:rsid="0109facf"/>
    </style:style>
    <style:style style:name="T10" style:family="text">
      <style:text-properties officeooo:rsid="00c697f5"/>
    </style:style>
    <style:style style:name="T11" style:family="text">
      <style:text-properties officeooo:rsid="0108a98f"/>
    </style:style>
    <style:style style:name="T12" style:family="text">
      <style:text-properties officeooo:rsid="00585a62"/>
    </style:style>
    <style:style style:name="T13" style:family="text">
      <style:text-properties officeooo:rsid="0058930c"/>
    </style:style>
    <style:style style:name="T14" style:family="text">
      <style:text-properties officeooo:rsid="01482a8a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5b1e10"/>
    </style:style>
    <style:style style:name="T17" style:family="text">
      <style:text-properties officeooo:rsid="005cf1de"/>
    </style:style>
    <style:style style:name="T18" style:family="text">
      <style:text-properties officeooo:rsid="005ee3b7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P132</text:p>
          </table:table-cell>
          <table:table-cell table:style-name="Table1.A1" office:value-type="string">
            <text:p text:style-name="P11"><text:span text:style-name="T8">Lab</text:span> <text:span text:style-name="T9">1</text:span></text:p>
          </table:table-cell>
        </table:table-row>
        <table:table-row>
          <table:table-cell table:style-name="Table1.A1" office:value-type="string">
            <text:p text:style-name="P1">Score: ______/<text:span text:style-name="T10">1</text:span><text:span text:style-name="T11">0</text:span></text:p>
          </table:table-cell>
          <table:table-cell table:style-name="Table1.A1" office:value-type="string">
            <text:p text:style-name="P19">v1.<text:span text:style-name="T17">1</text:span></text:p>
          </table:table-cell>
        </table:table-row>
      </table:table>
      <text:p text:style-name="P6"/>
      <text:p text:style-name="P7">In this lab, you’<text:span text:style-name="T3">ll get some practice in writing a command-line application.</text:span></text:p>
      <text:p text:style-name="P7"/>
      <text:p text:style-name="P18">Link to <text:span text:style-name="T2">assignment</text:span>: <text:a xlink:type="simple" xlink:href="https://classroom.github.com/a/83E02Mar" text:style-name="Internet_20_link" text:visited-style-name="Visited_20_Internet_20_Link">https://classroom.github.com/a/83E02Mar</text:a></text:p>
      <text:p text:style-name="P7"/>
      <text:p text:style-name="P2">Specifications</text:p>
      <text:p text:style-name="P7"/>
      <text:p text:style-name="P12"><text:span text:style-name="T5">Mad Libs</text:span> is a children’s game in which players provide a few words that are then incorporated into a silly story. The game helps children understand different parts of speech because they are asked to provide specific types of words. For example, you might ask a child for a noun, another noun, an adjective, and a past-tense verb. <text:span text:style-name="T4">The child might reply with such answers as </text:span><text:span text:style-name="T6">table</text:span><text:span text:style-name="T4">, </text:span><text:span text:style-name="T6">book</text:span><text:span text:style-name="T4">, </text:span><text:span text:style-name="T6">silly</text:span><text:span text:style-name="T4">, and </text:span><text:span text:style-name="T6">studied</text:span><text:span text:style-name="T4">.</text:span></text:p>
      <text:p text:style-name="P12"/>
      <text:p text:style-name="P14">The newly created Mad Lib might be:</text:p>
      <text:p text:style-name="P14"/>
      <text:p text:style-name="P14">Mary had a little <text:span text:style-name="T7">table</text:span></text:p>
      <text:p text:style-name="P14"/>
      <text:p text:style-name="P14">Its <text:span text:style-name="T7">book</text:span> was <text:span text:style-name="T7">silly</text:span> as snow</text:p>
      <text:p text:style-name="P14"/>
      <text:p text:style-name="P14">And everywhere that Mary <text:span text:style-name="T7">studied</text:span></text:p>
      <text:p text:style-name="P14"/>
      <text:p text:style-name="P14">The <text:span text:style-name="T7">table</text:span> was sure to go.</text:p>
      <text:p text:style-name="P14"/>
      <text:p text:style-name="P14">Create a Mad Lib program that accepted five words from input, then creates and displays a short story or nursery rhyme that uses them.</text:p>
      <text:p text:style-name="P14"/>
      <text:p text:style-name="P5">Constraints</text:p>
      <text:p text:style-name="P17"/>
      <text:list text:style-name="L1">
        <text:list-item>
          <text:p text:style-name="P21">Prompt the user before every input.</text:p>
          <text:list>
            <text:list-item>
              <text:p text:style-name="P21">Ex: “<text:span text:style-name="T17">Enter a noun: </text:span>”</text:p>
            </text:list-item>
          </text:list>
        </text:list-item>
        <text:list-item>
          <text:p text:style-name="P21">Echo every input.</text:p>
          <text:list>
            <text:list-item>
              <text:p text:style-name="P21">Ex: “<text:span text:style-name="T17">You </text:span><text:span text:style-name="T18">entered</text:span><text:span text:style-name="T17"> ‘table’.</text:span>”</text:p>
            </text:list-item>
          </text:list>
        </text:list-item>
        <text:list-item>
          <text:p text:style-name="P23">Close the input Scanner when there are no more inputs.</text:p>
        </text:list-item>
      </text:list>
      <text:p text:style-name="P14"/>
      <text:p text:style-name="P4">E<text:span text:style-name="T14">xtra Credit Opportunity</text:span></text:p>
      <text:p text:style-name="P13"/>
      <text:list text:style-name="L2">
        <text:list-item>
          <text:p text:style-name="P22">(1 pt) <text:span text:style-name="T16">Program multiple mad libs, but choose one randomly each time the user runs the program.</text:span></text:p>
          <text:list>
            <text:list-item>
              <text:p text:style-name="P24"><text:span text:style-name="T15">Use this link for help: </text:span><text:a xlink:type="simple" xlink:href="https://www.educative.io/answers/how-to-generate-random-numbers-in-java" text:style-name="Internet_20_link" text:visited-style-name="Visited_20_Internet_20_Link">https://www.educative.io/answers/how-to-generate-random-numbers-in-java</text:a></text:p>
            </text:list-item>
          </text:list>
        </text:list-item>
      </text:list>
      <text:p text:style-name="P8"/>
      <text:p text:style-name="P3">Scoring <text:span text:style-name="T4">Rubric</text:span>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12">10</text:span>/10</text:p>
          </table:table-cell>
          <table:table-cell table:style-name="Table2.B1" office:value-type="string">
            <text:p text:style-name="P15">Program meets specifications.</text:p>
          </table:table-cell>
        </table:table-row>
        <table:table-row>
          <table:table-cell table:style-name="Table2.A2" office:value-type="string">
            <text:p text:style-name="P15"><text:span text:style-name="T13">9-</text:span><text:span text:style-name="T12">6</text:span>/10</text:p>
          </table:table-cell>
          <table:table-cell table:style-name="Table2.B2" office:value-type="string">
            <text:p text:style-name="P15">Program does not meet specifications but there was noticeable effort.</text:p>
          </table:table-cell>
        </table:table-row>
        <table:table-row>
          <table:table-cell table:style-name="Table2.A2" office:value-type="string">
            <text:p text:style-name="P15"><text:span text:style-name="T12">5-</text:span><text:span text:style-name="T13">0</text:span>/10</text:p>
          </table:table-cell>
          <table:table-cell table:style-name="Table2.B2" office:value-type="string">
            <text:p text:style-name="P15">Program does not meet specifications and there was little effort put in.</text:p>
          </table:table-cell>
        </table:table-row>
      </table:table>
      <text:p text:style-name="P25"><text:soft-page-break/><text:span text:style-name="T19">Submission</text:span></text:p>
      <text:p text:style-name="P9"/>
      <text:p text:style-name="P10">The submission for this lab <text:span text:style-name="T3">is</text:span> the commit ID you want to be graded. <text:span text:style-name="T1">You will submit it via the Canvas assignmen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holas Page</meta:initial-creator>
    <meta:creation-date>2022-08-18T14:27:38.461000000</meta:creation-date>
    <dc:date>2023-09-17T21:48:46.666000000</dc:date>
    <meta:editing-duration>PT11H54M5S</meta:editing-duration>
    <meta:editing-cycles>48</meta:editing-cycles>
    <meta:generator>LibreOffice/7.6.1.2$Windows_X86_64 LibreOffice_project/f5defcebd022c5bc36bbb79be232cb6926d8f674</meta:generator>
    <meta:document-statistic meta:table-count="2" meta:image-count="0" meta:object-count="0" meta:page-count="2" meta:paragraph-count="32" meta:word-count="262" meta:character-count="1568" meta:non-whitespace-character-count="1345"/>
  </office:meta>
</office:document-meta>
</file>